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01277C60A88.png" manifest:media-type="image/png"/>
  <manifest:file-entry manifest:full-path="Pictures/100000000000022600000012273B479C.jpg" manifest:media-type="image/jpeg"/>
  <manifest:file-entry manifest:full-path="Pictures/1000000000000226000000128D82A837.jpg" manifest:media-type="image/jpeg"/>
  <manifest:file-entry manifest:full-path="Pictures/100000000000022600000012ADD756A5.jpg" manifest:media-type="image/jpeg"/>
  <manifest:file-entry manifest:full-path="Pictures/100000000000022600000012F7737F81.jpg" manifest:media-type="image/jpeg"/>
  <manifest:file-entry manifest:full-path="Pictures/100000000000022600000012E3EF80F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Wingdingsular1" svg:font-family="Wingdings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779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1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6.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6.39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7.61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2.901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9a9a9a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05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7.97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6.40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4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15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89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4.80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7.61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4.83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15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52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1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34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8.2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05cm" fo:min-width="0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0.07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15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069cm" fo:min-width="0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0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08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5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9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9.25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03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4.61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04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6.18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4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4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0.7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5.49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54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4.44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6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4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6.28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42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1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6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5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6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5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25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7.1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10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2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5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95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48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5.28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4.37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8.34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7.2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5.13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6.50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74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61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53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44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4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7.74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95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8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2.34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2.73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07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4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83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21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0.52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60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05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43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6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079cm" fo:padding-top="0cm" fo:padding-bottom="0cm" fo:padding-left="0cm" fo:padding-right="0cm"/>
    </style:style>
    <style:style style:name="gr9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Arial1" fo:font-size="14pt" style:font-size-asian="14pt" style:font-name-complex="Arial1" style:font-size-complex="14pt"/>
    </style:style>
    <style:style style:name="T3" style:family="text">
      <style:text-properties fo:color="#000000" style:font-name="Arial1" fo:font-size="20pt" fo:font-weight="bold" style:font-size-asian="20pt" style:font-name-complex="Arial1" style:font-size-complex="20pt" style:font-weight-complex="bold"/>
    </style:style>
    <style:style style:name="T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Arial1" fo:font-size="11pt" style:font-size-asian="11pt" style:font-name-complex="Arial1" style:font-size-complex="11pt"/>
    </style:style>
    <style:style style:name="T8" style:family="text">
      <style:text-properties fo:color="#000000" style:font-name="Arial1" fo:font-size="3pt" style:font-size-asian="3pt" style:font-name-complex="Arial1" style:font-size-complex="3pt"/>
    </style:style>
    <style:style style:name="T9" style:family="text">
      <style:text-properties fo:color="#000000" style:font-name="Arial1" fo:font-size="2pt" style:font-size-asian="2pt" style:font-name-complex="Arial1" style:font-size-complex="2pt"/>
    </style:style>
    <style:style style:name="T10" style:family="text">
      <style:text-properties fo:color="#000000" style:font-name="Arial1" fo:font-size="5pt" fo:font-weight="bold" style:font-size-asian="5pt" style:font-name-complex="Arial1" style:font-size-complex="5pt" style:font-weight-complex="bold"/>
    </style:style>
    <style:style style:name="T11" style:family="text">
      <style:text-properties fo:color="#000000" style:font-name="Arial1" fo:font-size="6pt" style:font-size-asian="6pt" style:font-name-complex="Arial1" style:font-size-complex="6pt"/>
    </style:style>
    <style:style style:name="T12" style:family="text">
      <style:text-properties fo:color="#000000" style:font-name="Arial1" fo:font-size="4pt" style:font-size-asian="4pt" style:font-name-complex="Arial1" style:font-size-complex="4pt"/>
    </style:style>
    <style:style style:name="T13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14" style:family="text">
      <style:text-properties fo:color="#000000" style:font-name="Arial1" fo:font-size="4pt" fo:font-weight="bold" style:font-size-asian="4pt" style:font-name-complex="Arial1" style:font-size-complex="4pt" style:font-weight-complex="bold"/>
    </style:style>
    <style:style style:name="T15" style:family="text">
      <style:text-properties fo:color="#000000" style:font-name="Arial1" fo:font-size="3pt" fo:font-weight="bold" style:font-size-asian="3pt" style:font-name-complex="Arial1" style:font-size-complex="3pt" style:font-weight-complex="bold"/>
    </style:style>
    <style:style style:name="T16" style:family="text">
      <style:text-properties fo:color="#000000" style:font-name="Arial1" fo:font-size="5pt" style:font-size-asian="5pt" style:font-name-complex="Arial1" style:font-size-complex="5pt"/>
    </style:style>
    <style:style style:name="T17" style:family="text">
      <style:text-properties fo:color="#000000" style:font-name="Arial1" fo:font-size="10pt" style:font-size-asian="10pt" style:font-name-complex="Arial1" style:font-size-complex="10pt"/>
    </style:style>
    <style:style style:name="T18" style:family="text">
      <style:text-properties fo:color="#000000" style:font-name="Wingdingsular1" fo:font-size="10pt" style:font-size-asian="10pt" style:font-name-complex="Wingdingsula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108cm" svg:height="0.471cm" svg:x="10.5cm" svg:y="1.62cm">
          <draw:text-box>
            <text:p text:style-name="P1"><text:span text:style-name="T1"><text:s/></text:span></text:p>
          </draw:text-box>
        </draw:frame>
        <draw:frame draw:style-name="gr2" draw:layer="layout" svg:width="9.313cm" svg:height="0.3cm" svg:x="2.3cm" svg:y="2.592cm">
          <draw:image xlink:href="Pictures/100000000000022600000012E3EF80FE.jpg" xlink:type="simple" xlink:show="embed" xlink:actuate="onLoad">
            <text:p/>
          </draw:image>
        </draw:frame>
        <draw:frame draw:style-name="gr2" draw:layer="layout" svg:width="9.313cm" svg:height="0.3cm" svg:x="2.3cm" svg:y="2.893cm">
          <draw:image xlink:href="Pictures/100000000000022600000012F7737F81.jpg" xlink:type="simple" xlink:show="embed" xlink:actuate="onLoad">
            <text:p/>
          </draw:image>
        </draw:frame>
        <draw:frame draw:style-name="gr2" draw:layer="layout" svg:width="9.313cm" svg:height="0.3cm" svg:x="2.3cm" svg:y="3.194cm">
          <draw:image xlink:href="Pictures/100000000000022600000012ADD756A5.jpg" xlink:type="simple" xlink:show="embed" xlink:actuate="onLoad">
            <text:p/>
          </draw:image>
        </draw:frame>
        <draw:frame draw:style-name="gr2" draw:layer="layout" svg:width="9.313cm" svg:height="0.3cm" svg:x="2.3cm" svg:y="3.494cm">
          <draw:image xlink:href="Pictures/1000000000000226000000128D82A837.jpg" xlink:type="simple" xlink:show="embed" xlink:actuate="onLoad">
            <text:p/>
          </draw:image>
        </draw:frame>
        <draw:frame draw:style-name="gr2" draw:layer="layout" svg:width="9.313cm" svg:height="0.3cm" svg:x="2.3cm" svg:y="3.795cm">
          <draw:image xlink:href="Pictures/100000000000022600000012273B479C.jpg" xlink:type="simple" xlink:show="embed" xlink:actuate="onLoad">
            <text:p/>
          </draw:image>
        </draw:frame>
        <draw:frame draw:style-name="gr2" draw:layer="layout" svg:width="9.313cm" svg:height="0.294cm" svg:x="2.3cm" svg:y="4.095cm">
          <draw:image xlink:href="Pictures/10000000000002260000001277C60A88.png" xlink:type="simple" xlink:show="embed" xlink:actuate="onLoad">
            <text:p/>
          </draw:image>
        </draw:frame>
        <draw:frame draw:style-name="gr3" draw:layer="layout" svg:width="0.142cm" svg:height="0.556cm" svg:x="2.3cm" svg:y="2.021cm">
          <draw:text-box>
            <text:p text:style-name="P1"><text:span text:style-name="T2"><text:s/></text:span></text:p>
          </draw:text-box>
        </draw:frame>
        <draw:frame draw:style-name="gr4" draw:layer="layout" svg:width="6.995cm" svg:height="0.788cm" svg:x="11.984cm" svg:y="2.615cm">
          <draw:text-box>
            <text:p text:style-name="P1"><text:span text:style-name="T3">WELCOME CENTRE </text:span></text:p>
          </draw:text-box>
        </draw:frame>
        <draw:polygon draw:style-name="gr5" draw:layer="layout" svg:width="0.017cm" svg:height="0.017cm" svg:x="2.101cm" svg:y="2.575cm" svg:viewBox="0 0 18 18" draw:points="0,18 18,18 18,0 0,0">
          <text:p/>
        </draw:polygon>
        <draw:polygon draw:style-name="gr5" draw:layer="layout" svg:width="9.703cm" svg:height="0.017cm" svg:x="2.101cm" svg:y="2.575cm" svg:viewBox="0 0 9704 18" draw:points="0,18 9704,18 9704,0 0,0">
          <text:p/>
        </draw:polygon>
        <draw:polygon draw:style-name="gr6" draw:layer="layout" svg:width="7.741cm" svg:height="0.017cm" svg:x="11.804cm" svg:y="2.575cm" svg:viewBox="0 0 7742 18" draw:points="0,0 7742,0 7742,18 0,18">
          <text:p/>
        </draw:polygon>
        <draw:polyline draw:style-name="gr7" draw:layer="layout" svg:width="7.741cm" svg:height="0.017cm" svg:x="11.804cm" svg:y="2.575cm" svg:viewBox="0 0 7742 18" draw:points="0,0 7742,0 7742,18 0,18">
          <text:p/>
        </draw:polyline>
        <draw:polygon draw:style-name="gr5" draw:layer="layout" svg:width="0.017cm" svg:height="0.017cm" svg:x="19.545cm" svg:y="2.575cm" svg:viewBox="0 0 18 18" draw:points="0,18 18,18 18,0 0,0">
          <text:p/>
        </draw:polygon>
        <draw:polygon draw:style-name="gr5" draw:layer="layout" svg:width="0.017cm" svg:height="0.017cm" svg:x="19.545cm" svg:y="2.575cm" svg:viewBox="0 0 18 18" draw:points="0,18 18,18 18,0 0,0">
          <text:p/>
        </draw:polygon>
        <draw:polygon draw:style-name="gr5" draw:layer="layout" svg:width="0.017cm" svg:height="1.814cm" svg:x="2.101cm" svg:y="2.592cm" svg:viewBox="0 0 18 1815" draw:points="0,1815 18,1815 18,0 0,0">
          <text:p/>
        </draw:polygon>
        <draw:polygon draw:style-name="gr5" draw:layer="layout" svg:width="9.686cm" svg:height="0.017cm" svg:x="2.101cm" svg:y="4.389cm" svg:viewBox="0 0 9687 18" draw:points="0,18 9687,18 9687,0 0,0">
          <text:p/>
        </draw:polygon>
        <draw:polygon draw:style-name="gr5" draw:layer="layout" svg:width="0.017cm" svg:height="1.814cm" svg:x="11.787cm" svg:y="2.592cm" svg:viewBox="0 0 18 1815" draw:points="0,1815 18,1815 18,0 0,0">
          <text:p/>
        </draw:polygon>
        <draw:polygon draw:style-name="gr6" draw:layer="layout" svg:width="7.741cm" svg:height="0.017cm" svg:x="11.804cm" svg:y="4.389cm" svg:viewBox="0 0 7742 18" draw:points="0,0 7742,0 7742,18 0,18">
          <text:p/>
        </draw:polygon>
        <draw:polyline draw:style-name="gr7" draw:layer="layout" svg:width="7.741cm" svg:height="0.017cm" svg:x="11.804cm" svg:y="4.389cm" svg:viewBox="0 0 7742 18" draw:points="0,0 7742,0 7742,18 0,18">
          <text:p/>
        </draw:polyline>
        <draw:polygon draw:style-name="gr5" draw:layer="layout" svg:width="0.017cm" svg:height="1.814cm" svg:x="19.545cm" svg:y="2.592cm" svg:viewBox="0 0 18 1815" draw:points="0,1815 18,1815 18,0 0,0">
          <text:p/>
        </draw:polygon>
        <draw:polygon draw:style-name="gr5" draw:layer="layout" svg:width="0.017cm" svg:height="0.017cm" svg:x="19.545cm" svg:y="4.389cm" svg:viewBox="0 0 18 18" draw:points="0,18 18,18 18,0 0,0">
          <text:p/>
        </draw:polygon>
        <draw:frame draw:style-name="gr8" draw:layer="layout" svg:width="4.781cm" svg:height="0.475cm" svg:x="11.984cm" svg:y="3.414cm">
          <draw:text-box>
            <text:p text:style-name="P1"><text:span text:style-name="T4">Göttingen International </text:span></text:p>
          </draw:text-box>
        </draw:frame>
        <draw:frame draw:style-name="gr3" draw:layer="layout" svg:width="0.142cm" svg:height="0.556cm" svg:x="2.3cm" svg:y="4.421cm">
          <draw:text-box>
            <text:p text:style-name="P1"><text:span text:style-name="T2"><text:s/></text:span></text:p>
          </draw:text-box>
        </draw:frame>
        <draw:frame draw:style-name="gr9" draw:layer="layout" svg:width="15.327cm" svg:height="0.556cm" svg:x="2.3cm" svg:y="4.991cm">
          <draw:text-box>
            <text:p text:style-name="P1"><text:span text:style-name="T5">Herzlich willkommen an der Georg-August-Universität Göttingen </text:span></text:p>
          </draw:text-box>
        </draw:frame>
        <draw:frame draw:style-name="gr1" draw:layer="layout" svg:width="0.121cm" svg:height="0.475cm" svg:x="2.3cm" svg:y="5.552cm">
          <draw:text-box>
            <text:p text:style-name="P1"><text:span text:style-name="T6"><text:s/></text:span></text:p>
          </draw:text-box>
        </draw:frame>
        <draw:frame draw:style-name="gr10" draw:layer="layout" svg:width="16.427cm" svg:height="0.433cm" svg:x="2.3cm" svg:y="6.039cm">
          <draw:text-box>
            <text:p text:style-name="P1"><text:span text:style-name="T7">Das Welcome Centre der Georg-August-Universität bietet Informationen und Unterstützung für </text:span></text:p>
          </draw:text-box>
        </draw:frame>
        <draw:frame draw:style-name="gr11" draw:layer="layout" svg:width="16.457cm" svg:height="0.433cm" svg:x="2.3cm" svg:y="6.486cm">
          <draw:text-box>
            <text:p text:style-name="P1"><text:span text:style-name="T7">neu berufene Professoren/innen sowie Nachwuchswissenschaftler/innen und deren Familie die </text:span></text:p>
          </draw:text-box>
        </draw:frame>
        <draw:frame draw:style-name="gr10" draw:layer="layout" svg:width="16.4cm" svg:height="0.433cm" svg:x="2.3cm" svg:y="6.93cm">
          <draw:text-box>
            <text:p text:style-name="P1"><text:span text:style-name="T7">aus dem In- und Ausland nach Göttingen kommen. Das Welcome Centre unterstützt die </text:span></text:p>
          </draw:text-box>
        </draw:frame>
        <draw:frame draw:style-name="gr11" draw:layer="layout" svg:width="16.399cm" svg:height="0.433cm" svg:x="2.3cm" svg:y="7.377cm">
          <draw:text-box>
            <text:p text:style-name="P1"><text:span text:style-name="T7">Vorbereitung, Einreise und Integration in Göttingen in vielen Belangen, z.B. Visabeschaffung, </text:span></text:p>
          </draw:text-box>
        </draw:frame>
        <draw:frame draw:style-name="gr12" draw:layer="layout" svg:width="7.77cm" svg:height="0.433cm" svg:x="2.3cm" svg:y="7.823cm">
          <draw:text-box>
            <text:p text:style-name="P1"><text:span text:style-name="T7">Wohnen, Behördengänge, Kinderbetreuung. </text:span></text:p>
          </draw:text-box>
        </draw:frame>
        <draw:frame draw:style-name="gr13" draw:layer="layout" svg:width="0.112cm" svg:height="0.433cm" svg:x="2.3cm" svg:y="8.27cm">
          <draw:text-box>
            <text:p text:style-name="P1"><text:span text:style-name="T7"><text:s/></text:span></text:p>
          </draw:text-box>
        </draw:frame>
        <draw:frame draw:style-name="gr10" draw:layer="layout" svg:width="16.4cm" svg:height="0.433cm" svg:x="2.3cm" svg:y="8.717cm">
          <draw:text-box>
            <text:p text:style-name="P1"><text:span text:style-name="T7">Wenn Sie Interesse an unserem Angebot haben, bitten wir Sie, folgende Fragen zu </text:span></text:p>
          </draw:text-box>
        </draw:frame>
        <draw:frame draw:style-name="gr11" draw:layer="layout" svg:width="16.567cm" svg:height="0.433cm" svg:x="2.3cm" svg:y="9.163cm">
          <draw:text-box>
            <text:p text:style-name="P1"><text:span text:style-name="T7">beantworten und den Fragebogen an uns zurück zu schicken. Wir setzen uns dann mit Ihnen in </text:span></text:p>
          </draw:text-box>
        </draw:frame>
        <draw:frame draw:style-name="gr14" draw:layer="layout" svg:width="12.96cm" svg:height="0.433cm" svg:x="2.3cm" svg:y="9.608cm">
          <draw:text-box>
            <text:p text:style-name="P1"><text:span text:style-name="T7">Verbindung. Alle Angaben werden selbstverständlich vertraulich behandelt. </text:span></text:p>
          </draw:text-box>
        </draw:frame>
        <draw:polygon draw:style-name="gr15" draw:layer="layout" svg:width="16.508cm" svg:height="0.567cm" svg:x="2.247cm" svg:y="10.492cm" svg:viewBox="0 0 16509 568" draw:points="0,568 16509,568 16509,0 0,0">
          <text:p/>
        </draw:polygon>
        <draw:frame draw:style-name="gr13" draw:layer="layout" svg:width="0.112cm" svg:height="0.433cm" svg:x="2.3cm" svg:y="10.054cm">
          <draw:text-box>
            <text:p text:style-name="P1"><text:span text:style-name="T7"><text:s/></text:span></text:p>
          </draw:text-box>
        </draw:frame>
        <draw:frame draw:style-name="gr16" draw:layer="layout" svg:width="5.162cm" svg:height="0.556cm" svg:x="2.3cm" svg:y="10.507cm">
          <draw:text-box>
            <text:p text:style-name="P1"><text:span text:style-name="T5">Persönliche Angaben </text:span></text:p>
          </draw:text-box>
        </draw:frame>
        <draw:frame draw:style-name="gr1" draw:layer="layout" svg:width="0.108cm" svg:height="0.471cm" svg:x="2.3cm" svg:y="11.159cm">
          <draw:text-box>
            <text:p text:style-name="P1"><text:span text:style-name="T1"><text:s/></text:span></text:p>
          </draw:text-box>
        </draw:frame>
        <draw:frame draw:style-name="gr17" draw:layer="layout" svg:width="8.062cm" svg:height="0.433cm" svg:x="2.3cm" svg:y="11.557cm">
          <draw:text-box>
            <text:p text:style-name="P1"><text:span text:style-name="T7">Nachname, Vorname (wie im Ausweis / Pass): </text:span></text:p>
          </draw:text-box>
        </draw:frame>
        <draw:frame draw:style-name="gr18" draw:layer="layout" svg:width="16.533cm" svg:height="0.433cm" svg:x="2.3cm" svg:y="12.226cm">
          <draw:text-box>
            <text:p text:style-name="P1"><text:span text:style-name="T7">_Speyer, Kevin________________________________________________________________ </text:span></text:p>
          </draw:text-box>
        </draw:frame>
        <draw:frame draw:style-name="gr19" draw:layer="layout" svg:width="2.61cm" svg:height="0.433cm" svg:x="2.3cm" svg:y="12.897cm">
          <draw:text-box>
            <text:p text:style-name="P1"><text:span text:style-name="T7">Geschlecht: <text:s text:c="4"/></text:span></text:p>
          </draw:text-box>
        </draw:frame>
        <draw:frame draw:style-name="gr20" draw:layer="layout" svg:width="2.271cm" svg:height="0.433cm" svg:x="5.801cm" svg:y="12.897cm">
          <draw:text-box>
            <text:p text:style-name="P1"><text:span text:style-name="T7"><text:s/>□ </text:span><text:span text:style-name="T7">weiblich <text:s text:c="3"/></text:span></text:p>
          </draw:text-box>
        </draw:frame>
        <draw:frame draw:style-name="gr21" draw:layer="layout" svg:width="1.966cm" svg:height="0.433cm" svg:x="8.301cm" svg:y="12.897cm">
          <draw:text-box>
            <text:p text:style-name="P1"><text:span text:style-name="T7">x männlich </text:span></text:p>
          </draw:text-box>
        </draw:frame>
        <draw:frame draw:style-name="gr22" draw:layer="layout" svg:width="4.955cm" svg:height="0.433cm" svg:x="2.3cm" svg:y="13.566cm">
          <draw:text-box>
            <text:p text:style-name="P1"><text:span text:style-name="T7">Akademischer Grad: □ Prof. </text:span></text:p>
          </draw:text-box>
        </draw:frame>
        <draw:frame draw:style-name="gr23" draw:layer="layout" svg:width="7.842cm" svg:height="0.433cm" svg:x="11.053cm" svg:y="13.566cm">
          <draw:text-box>
            <text:p text:style-name="P1"><text:span text:style-name="T7">x <text:s/>Anderes __Lic.______________________ </text:span></text:p>
          </draw:text-box>
        </draw:frame>
        <draw:frame draw:style-name="gr24" draw:layer="layout" svg:width="4.98cm" svg:height="0.433cm" svg:x="2.3cm" svg:y="14.235cm">
          <draw:text-box>
            <text:p text:style-name="P1"><text:span text:style-name="T7">Geburtsdatum / Geburtsort: <text:s/></text:span></text:p>
          </draw:text-box>
        </draw:frame>
        <draw:frame draw:style-name="gr18" draw:layer="layout" svg:width="16.401cm" svg:height="0.433cm" svg:x="2.3cm" svg:y="14.904cm">
          <draw:text-box>
            <text:p text:style-name="P1"><text:span text:style-name="T7">__11.05.1987 / Buenos Aires, Argentinien__________________________________________ </text:span></text:p>
          </draw:text-box>
        </draw:frame>
        <draw:frame draw:style-name="gr25" draw:layer="layout" svg:width="2.275cm" svg:height="0.433cm" svg:x="2.3cm" svg:y="15.575cm">
          <draw:text-box>
            <text:p text:style-name="P1"><text:span text:style-name="T7">Nationalität: <text:s/></text:span></text:p>
          </draw:text-box>
        </draw:frame>
        <draw:frame draw:style-name="gr18" draw:layer="layout" svg:width="16.401cm" svg:height="0.433cm" svg:x="2.3cm" svg:y="16.244cm">
          <draw:text-box>
            <text:p text:style-name="P1"><text:span text:style-name="T7">___argentinische un deutsch____________________________________________________ </text:span></text:p>
          </draw:text-box>
        </draw:frame>
        <draw:frame draw:style-name="gr13" draw:layer="layout" svg:width="0.112cm" svg:height="0.433cm" svg:x="2.3cm" svg:y="16.912cm">
          <draw:text-box>
            <text:p text:style-name="P1"><text:span text:style-name="T7"><text:s/></text:span></text:p>
          </draw:text-box>
        </draw:frame>
        <draw:frame draw:style-name="gr26" draw:layer="layout" svg:width="2.639cm" svg:height="0.433cm" svg:x="2.3cm" svg:y="17.581cm">
          <draw:text-box>
            <text:p text:style-name="P1"><text:span text:style-name="T7">Familienstand: </text:span></text:p>
          </draw:text-box>
        </draw:frame>
        <draw:frame draw:style-name="gr27" draw:layer="layout" svg:width="2.296cm" svg:height="0.433cm" svg:x="2.3cm" svg:y="18.25cm">
          <draw:text-box>
            <text:p text:style-name="P1"><text:span text:style-name="T7">□ </text:span><text:span text:style-name="T7">verheiratet </text:span></text:p>
          </draw:text-box>
        </draw:frame>
        <draw:frame draw:style-name="gr28" draw:layer="layout" svg:width="2.445cm" svg:height="0.433cm" svg:x="5.801cm" svg:y="18.25cm">
          <draw:text-box>
            <text:p text:style-name="P1"><text:span text:style-name="T7"><text:s/></text:span><text:span text:style-name="T7">x ledig <text:s text:c="10"/></text:span></text:p>
          </draw:text-box>
        </draw:frame>
        <draw:frame draw:style-name="gr13" draw:layer="layout" svg:width="0.112cm" svg:height="0.433cm" svg:x="2.3cm" svg:y="18.921cm">
          <draw:text-box>
            <text:p text:style-name="P1"><text:span text:style-name="T7"><text:s/></text:span></text:p>
          </draw:text-box>
        </draw:frame>
        <draw:frame draw:style-name="gr29" draw:layer="layout" svg:width="8.38cm" svg:height="0.433cm" svg:x="2.3cm" svg:y="19.59cm">
          <draw:text-box>
            <text:p text:style-name="P1"><text:span text:style-name="T7">Kontaktinformationen (Adresse, Telefon, E-Mail) </text:span></text:p>
          </draw:text-box>
        </draw:frame>
        <draw:frame draw:style-name="gr30" draw:layer="layout" svg:width="0.032cm" svg:height="0.12cm" svg:x="2.3cm" svg:y="20.249cm">
          <draw:text-box>
            <text:p text:style-name="P1"><text:span text:style-name="T8"><text:s/></text:span></text:p>
          </draw:text-box>
        </draw:frame>
        <draw:frame draw:style-name="gr18" draw:layer="layout" svg:width="17.126cm" svg:height="0.433cm" svg:x="2.3cm" svg:y="20.441cm">
          <draw:text-box>
            <text:p text:style-name="P1"><text:span text:style-name="T7">Adr.: Gutenberg 240, CABA, Buenos Aires, Argentinein___________________________________ </text:span></text:p>
          </draw:text-box>
        </draw:frame>
        <draw:frame draw:style-name="gr30" draw:layer="layout" svg:width="0.032cm" svg:height="0.12cm" svg:x="2.3cm" svg:y="21.102cm">
          <draw:text-box>
            <text:p text:style-name="P1"><text:span text:style-name="T8"><text:s/></text:span></text:p>
          </draw:text-box>
        </draw:frame>
        <draw:frame draw:style-name="gr18" draw:layer="layout" svg:width="16.8cm" svg:height="0.433cm" svg:x="2.3cm" svg:y="21.294cm">
          <draw:text-box>
            <text:p text:style-name="P1"><text:span text:style-name="T7">_Mobile Number: +54 9 11 6208 9696_______________________________________________ </text:span></text:p>
          </draw:text-box>
        </draw:frame>
        <draw:frame draw:style-name="gr30" draw:layer="layout" svg:width="0.032cm" svg:height="0.12cm" svg:x="2.3cm" svg:y="21.953cm">
          <draw:text-box>
            <text:p text:style-name="P1"><text:span text:style-name="T8"><text:s/></text:span></text:p>
          </draw:text-box>
        </draw:frame>
        <draw:frame draw:style-name="gr18" draw:layer="layout" svg:width="16.401cm" svg:height="0.433cm" svg:x="2.3cm" svg:y="22.145cm">
          <draw:text-box>
            <text:p text:style-name="P1"><text:span text:style-name="T7">__E-mail: speyer.kevin@gmail.com___________________________________________ </text:span></text:p>
          </draw:text-box>
        </draw:frame>
        <draw:frame draw:style-name="gr30" draw:layer="layout" svg:width="0.032cm" svg:height="0.12cm" svg:x="2.3cm" svg:y="22.806cm">
          <draw:text-box>
            <text:p text:style-name="P1"><text:span text:style-name="T8"><text:s/></text:span></text:p>
          </draw:text-box>
        </draw:frame>
        <draw:frame draw:style-name="gr18" draw:layer="layout" svg:width="16.52cm" svg:height="0.433cm" svg:x="2.3cm" svg:y="22.998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13" draw:layer="layout" svg:width="0.112cm" svg:height="0.433cm" svg:x="2.3cm" svg:y="23.667cm">
          <draw:text-box>
            <text:p text:style-name="P1"><text:span text:style-name="T7"><text:s/></text:span></text:p>
          </draw:text-box>
        </draw:frame>
        <draw:frame draw:style-name="gr31" draw:layer="layout" svg:width="10.217cm" svg:height="0.433cm" svg:x="2.3cm" svg:y="24.336cm">
          <draw:text-box>
            <text:p text:style-name="P1"><text:span text:style-name="T7">Aktueller Arbeitgeber / Institution (Name, Institut, Position): </text:span></text:p>
          </draw:text-box>
        </draw:frame>
        <draw:frame draw:style-name="gr18" draw:layer="layout" svg:width="16.401cm" svg:height="0.433cm" svg:x="2.3cm" svg:y="25.005cm">
          <draw:text-box>
            <text:p text:style-name="P1"><text:span text:style-name="T7">Doktorand in CONICET (Nationaler Rat für wissenschaftliche und technologische Forschung), </text:span></text:p>
          </draw:text-box>
        </draw:frame>
        <draw:frame draw:style-name="gr30" draw:layer="layout" svg:width="0.032cm" svg:height="0.12cm" svg:x="2.3cm" svg:y="25.666cm">
          <draw:text-box>
            <text:p text:style-name="P1"><text:span text:style-name="T8"><text:s/></text:span></text:p>
          </draw:text-box>
        </draw:frame>
        <draw:frame draw:style-name="gr18" draw:layer="layout" svg:width="16.401cm" svg:height="0.433cm" svg:x="2.3cm" svg:y="25.858cm">
          <draw:text-box>
            <text:p text:style-name="P1"><text:span text:style-name="T7">In CNEA (Die nationale Kommission für Atomenergie) </text:span></text:p>
          </draw:text-box>
        </draw:frame>
        <draw:frame draw:style-name="gr30" draw:layer="layout" svg:width="0.032cm" svg:height="0.12cm" svg:x="2.3cm" svg:y="26.517cm">
          <draw:text-box>
            <text:p text:style-name="P1"><text:span text:style-name="T8"><text:s/></text:span></text:p>
          </draw:text-box>
        </draw:frame>
        <draw:frame draw:style-name="gr18" draw:layer="layout" svg:width="16.401cm" svg:height="0.433cm" svg:x="2.3cm" svg:y="26.708cm">
          <draw:text-box>
            <text:p text:style-name="P1"><text:span text:style-name="T7">Dozent in UBA (Universität Buenos Aires)_______________ </text:span></text:p>
          </draw:text-box>
        </draw:frame>
        <draw:frame draw:style-name="gr13" draw:layer="layout" svg:width="0.112cm" svg:height="0.433cm" svg:x="2.3cm" svg:y="27.379cm">
          <draw:text-box>
            <text:p text:style-name="P1"><text:span text:style-name="T7"><text:s/></text:span></text:p>
          </draw:text-box>
        </draw:frame>
        <draw:frame draw:style-name="gr32" draw:layer="layout" svg:width="2.258cm" svg:height="0.433cm" svg:x="8.301cm" svg:y="13.566cm">
          <draw:text-box>
            <text:p text:style-name="P1"><text:span text:style-name="T7">□ </text:span><text:span text:style-name="T7">Dr./Ph.D. <text:s text:c="2"/></text:span></text:p>
          </draw:text-box>
        </draw:frame>
      </draw:page>
      <draw:page draw:name="page2" draw:style-name="dp1" draw:master-page-name="master-page36">
        <draw:frame draw:style-name="gr1" draw:layer="layout" svg:width="0.108cm" svg:height="0.471cm" svg:x="10.5cm" svg:y="1.62cm">
          <draw:text-box>
            <text:p text:style-name="P1"><text:span text:style-name="T1"><text:s/></text:span></text:p>
          </draw:text-box>
        </draw:frame>
        <draw:polygon draw:style-name="gr15" draw:layer="layout" svg:width="16.508cm" svg:height="0.567cm" svg:x="2.247cm" svg:y="2.129cm" svg:viewBox="0 0 16509 568" draw:points="0,568 16509,568 16509,0 0,0">
          <text:p/>
        </draw:polygon>
        <draw:frame draw:style-name="gr33" draw:layer="layout" svg:width="0.023cm" svg:height="0.082cm" svg:x="2.3cm" svg:y="2.008cm">
          <draw:text-box>
            <text:p text:style-name="P1"><text:span text:style-name="T9"><text:s/></text:span></text:p>
          </draw:text-box>
        </draw:frame>
        <draw:frame draw:style-name="gr34" draw:layer="layout" svg:width="6.174cm" svg:height="0.556cm" svg:x="2.3cm" svg:y="2.144cm">
          <draw:text-box>
            <text:p text:style-name="P1"><text:span text:style-name="T5">Informationen zur Familie </text:span></text:p>
          </draw:text-box>
        </draw:frame>
        <draw:frame draw:style-name="gr35" draw:layer="layout" svg:width="0.053cm" svg:height="0.2cm" svg:x="2.3cm" svg:y="2.698cm">
          <draw:text-box>
            <text:p text:style-name="P1"><text:span text:style-name="T10"><text:s/></text:span></text:p>
          </draw:text-box>
        </draw:frame>
        <draw:frame draw:style-name="gr36" draw:layer="layout" svg:width="11.237cm" svg:height="0.475cm" svg:x="2.3cm" svg:y="3.012cm">
          <draw:text-box>
            <text:p text:style-name="P1"><text:span text:style-name="T4">Haben Sie eine/n Partner/in, die/der Sie begleiten wird? </text:span></text:p>
          </draw:text-box>
        </draw:frame>
        <draw:frame draw:style-name="gr1" draw:layer="layout" svg:width="0.121cm" svg:height="0.475cm" svg:x="14.305cm" svg:y="3.012cm">
          <draw:text-box>
            <text:p text:style-name="P1"><text:span text:style-name="T4"><text:s/></text:span></text:p>
          </draw:text-box>
        </draw:frame>
        <draw:frame draw:style-name="gr37" draw:layer="layout" svg:width="1.323cm" svg:height="0.475cm" svg:x="14.807cm" svg:y="3.012cm">
          <draw:text-box>
            <text:p text:style-name="P1"><text:span text:style-name="T4"><text:s text:c="3"/>□ </text:span><text:span text:style-name="T4">Ja </text:span></text:p>
          </draw:text-box>
        </draw:frame>
        <draw:frame draw:style-name="gr38" draw:layer="layout" svg:width="0.476cm" svg:height="0.475cm" svg:x="16.303cm" svg:y="3.012cm">
          <draw:text-box>
            <text:p text:style-name="P1"><text:span text:style-name="T4"><text:s text:c="4"/></text:span></text:p>
          </draw:text-box>
        </draw:frame>
        <draw:frame draw:style-name="gr39" draw:layer="layout" svg:width="1.395cm" svg:height="0.475cm" svg:x="17.286cm" svg:y="3.012cm">
          <draw:text-box>
            <text:p text:style-name="P1"><text:span text:style-name="T4">x Nein </text:span></text:p>
          </draw:text-box>
        </draw:frame>
        <draw:frame draw:style-name="gr40" draw:layer="layout" svg:width="9.43cm" svg:height="0.433cm" svg:x="2.3cm" svg:y="3.743cm">
          <draw:text-box>
            <text:p text:style-name="P1"><text:span text:style-name="T7">Wenn ja, übermitteln Sie bitte folgende Informationen: </text:span></text:p>
          </draw:text-box>
        </draw:frame>
        <draw:frame draw:style-name="gr41" draw:layer="layout" svg:width="3.143cm" svg:height="0.433cm" svg:x="2.3cm" svg:y="4.411cm">
          <draw:text-box>
            <text:p text:style-name="P1"><text:span text:style-name="T7">Nach-, Vorname: <text:s/></text:span></text:p>
          </draw:text-box>
        </draw:frame>
        <draw:frame draw:style-name="gr18" draw:layer="layout" svg:width="16.52cm" svg:height="0.433cm" svg:x="2.3cm" svg:y="5.08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42" draw:layer="layout" svg:width="4.76cm" svg:height="0.433cm" svg:x="2.3cm" svg:y="5.749cm">
          <draw:text-box>
            <text:p text:style-name="P1"><text:span text:style-name="T7">Geburtsdatum, Geburtsort: </text:span></text:p>
          </draw:text-box>
        </draw:frame>
        <draw:frame draw:style-name="gr18" draw:layer="layout" svg:width="16.52cm" svg:height="0.433cm" svg:x="2.3cm" svg:y="6.42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43" draw:layer="layout" svg:width="2.165cm" svg:height="0.433cm" svg:x="2.3cm" svg:y="7.089cm">
          <draw:text-box>
            <text:p text:style-name="P1"><text:span text:style-name="T7">Nationalität: </text:span></text:p>
          </draw:text-box>
        </draw:frame>
        <draw:frame draw:style-name="gr44" draw:layer="layout" svg:width="16.41cm" svg:height="0.433cm" svg:x="2.3cm" svg:y="7.758cm">
          <draw:text-box>
            <text:p text:style-name="P1"><text:span text:style-name="T7">____________________________________________________________________________</text:span></text:p>
          </draw:text-box>
        </draw:frame>
        <draw:frame draw:style-name="gr1" draw:layer="layout" svg:width="0.121cm" svg:height="0.475cm" svg:x="18.702cm" svg:y="7.725cm">
          <draw:text-box>
            <text:p text:style-name="P1"><text:span text:style-name="T6"><text:s/></text:span></text:p>
          </draw:text-box>
        </draw:frame>
        <draw:frame draw:style-name="gr1" draw:layer="layout" svg:width="0.121cm" svg:height="0.475cm" svg:x="2.3cm" svg:y="8.426cm">
          <draw:text-box>
            <text:p text:style-name="P1"><text:span text:style-name="T4"><text:s/></text:span></text:p>
          </draw:text-box>
        </draw:frame>
        <draw:frame draw:style-name="gr45" draw:layer="layout" svg:width="9.061cm" svg:height="0.475cm" svg:x="2.3cm" svg:y="9.156cm">
          <draw:text-box>
            <text:p text:style-name="P1"><text:span text:style-name="T4">Haben Sie Kinder, die Sie begleiten werden? </text:span></text:p>
          </draw:text-box>
        </draw:frame>
        <draw:frame draw:style-name="gr1" draw:layer="layout" svg:width="0.121cm" svg:height="0.475cm" svg:x="12.808cm" svg:y="9.156cm">
          <draw:text-box>
            <text:p text:style-name="P1"><text:span text:style-name="T4"><text:s/></text:span></text:p>
          </draw:text-box>
        </draw:frame>
        <draw:frame draw:style-name="gr1" draw:layer="layout" svg:width="0.121cm" svg:height="0.475cm" svg:x="14.306cm" svg:y="9.156cm">
          <draw:text-box>
            <text:p text:style-name="P1"><text:span text:style-name="T4"><text:s/></text:span></text:p>
          </draw:text-box>
        </draw:frame>
        <draw:frame draw:style-name="gr46" draw:layer="layout" svg:width="1.678cm" svg:height="0.475cm" svg:x="14.808cm" svg:y="9.156cm">
          <draw:text-box>
            <text:p text:style-name="P1"><text:span text:style-name="T4"><text:s text:c="3"/>□ </text:span><text:span text:style-name="T4">Ja <text:s text:c="3"/></text:span></text:p>
          </draw:text-box>
        </draw:frame>
        <draw:frame draw:style-name="gr39" draw:layer="layout" svg:width="1.395cm" svg:height="0.475cm" svg:x="17.286cm" svg:y="9.156cm">
          <draw:text-box>
            <text:p text:style-name="P1"><text:span text:style-name="T4">x Nein </text:span></text:p>
          </draw:text-box>
        </draw:frame>
        <draw:frame draw:style-name="gr47" draw:layer="layout" svg:width="10.932cm" svg:height="0.433cm" svg:x="2.3cm" svg:y="9.887cm">
          <draw:text-box>
            <text:p text:style-name="P1"><text:span text:style-name="T7">Wenn ja, geben sie bitte jeweils Namen und Geburtsdatum an: </text:span></text:p>
          </draw:text-box>
        </draw:frame>
        <draw:frame draw:style-name="gr48" draw:layer="layout" svg:width="5.615cm" svg:height="0.433cm" svg:x="2.3cm" svg:y="10.558cm">
          <draw:text-box>
            <text:p text:style-name="P1"><text:span text:style-name="T7">Nach-, Vorname, Geburtsdatum </text:span></text:p>
          </draw:text-box>
        </draw:frame>
        <draw:frame draw:style-name="gr30" draw:layer="layout" svg:width="0.032cm" svg:height="0.12cm" svg:x="2.3cm" svg:y="11.217cm">
          <draw:text-box>
            <text:p text:style-name="P1"><text:span text:style-name="T8"><text:s/></text:span></text:p>
          </draw:text-box>
        </draw:frame>
        <draw:frame draw:style-name="gr18" draw:layer="layout" svg:width="16.52cm" svg:height="0.433cm" svg:x="2.3cm" svg:y="11.409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30" draw:layer="layout" svg:width="0.032cm" svg:height="0.12cm" svg:x="2.3cm" svg:y="12.068cm">
          <draw:text-box>
            <text:p text:style-name="P1"><text:span text:style-name="T8"><text:s/></text:span></text:p>
          </draw:text-box>
        </draw:frame>
        <draw:frame draw:style-name="gr18" draw:layer="layout" svg:width="16.52cm" svg:height="0.433cm" svg:x="2.3cm" svg:y="12.26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30" draw:layer="layout" svg:width="0.032cm" svg:height="0.12cm" svg:x="2.3cm" svg:y="12.921cm">
          <draw:text-box>
            <text:p text:style-name="P1"><text:span text:style-name="T8"><text:s/></text:span></text:p>
          </draw:text-box>
        </draw:frame>
        <draw:frame draw:style-name="gr18" draw:layer="layout" svg:width="16.52cm" svg:height="0.433cm" svg:x="2.3cm" svg:y="13.113cm">
          <draw:text-box>
            <text:p text:style-name="P1"><text:span text:style-name="T7">____________________________________________________________________________ </text:span></text:p>
          </draw:text-box>
        </draw:frame>
        <draw:polygon draw:style-name="gr15" draw:layer="layout" svg:width="16.508cm" svg:height="0.57cm" svg:x="2.247cm" svg:y="14.439cm" svg:viewBox="0 0 16509 571" draw:points="0,571 16509,571 16509,0 0,0">
          <text:p/>
        </draw:polygon>
        <draw:frame draw:style-name="gr13" draw:layer="layout" svg:width="0.112cm" svg:height="0.433cm" svg:x="2.3cm" svg:y="13.782cm">
          <draw:text-box>
            <text:p text:style-name="P1"><text:span text:style-name="T7"><text:s/></text:span></text:p>
          </draw:text-box>
        </draw:frame>
        <draw:frame draw:style-name="gr49" draw:layer="layout" svg:width="9.718cm" svg:height="0.556cm" svg:x="2.3cm" svg:y="14.454cm">
          <draw:text-box>
            <text:p text:style-name="P1"><text:span text:style-name="T5">Sonstige Informationen zur Bearbeitung <text:s/></text:span></text:p>
          </draw:text-box>
        </draw:frame>
        <draw:frame draw:style-name="gr10" draw:layer="layout" svg:width="16.4cm" svg:height="0.433cm" svg:x="2.3cm" svg:y="15.441cm">
          <draw:text-box>
            <text:p text:style-name="P1"><text:span text:style-name="T7">Bitte teilen Sie uns mit, in welchen der angegebenen / sonstigen Bereiche Sie Hilfe und </text:span></text:p>
          </draw:text-box>
        </draw:frame>
        <draw:frame draw:style-name="gr50" draw:layer="layout" svg:width="4.578cm" svg:height="0.433cm" svg:x="2.3cm" svg:y="15.888cm">
          <draw:text-box>
            <text:p text:style-name="P1"><text:span text:style-name="T7">Unterstützung benötigen. <text:s/></text:span></text:p>
          </draw:text-box>
        </draw:frame>
        <draw:frame draw:style-name="gr51" draw:layer="layout" svg:width="0.061cm" svg:height="0.239cm" svg:x="2.3cm" svg:y="16.432cm">
          <draw:text-box>
            <text:p text:style-name="P1"><text:span text:style-name="T11"><text:s/></text:span></text:p>
          </draw:text-box>
        </draw:frame>
        <draw:frame draw:style-name="gr52" draw:layer="layout" svg:width="4.278cm" svg:height="0.475cm" svg:x="2.3cm" svg:y="16.683cm">
          <draw:text-box>
            <text:p text:style-name="P1"><text:span text:style-name="T4">Wohnen / Unterkunft </text:span></text:p>
          </draw:text-box>
        </draw:frame>
        <draw:frame draw:style-name="gr1" draw:layer="layout" svg:width="0.121cm" svg:height="0.475cm" svg:x="12.806cm" svg:y="16.683cm">
          <draw:text-box>
            <text:p text:style-name="P1"><text:span text:style-name="T4"><text:s/></text:span></text:p>
          </draw:text-box>
        </draw:frame>
        <draw:frame draw:style-name="gr1" draw:layer="layout" svg:width="0.121cm" svg:height="0.475cm" svg:x="14.305cm" svg:y="16.683cm">
          <draw:text-box>
            <text:p text:style-name="P1"><text:span text:style-name="T4"><text:s/></text:span></text:p>
          </draw:text-box>
        </draw:frame>
        <draw:frame draw:style-name="gr53" draw:layer="layout" svg:width="1.424cm" svg:height="0.475cm" svg:x="14.792cm" svg:y="16.683cm">
          <draw:text-box>
            <text:p text:style-name="P1"><text:span text:style-name="T4"><text:s text:c="2"/></text:span><text:span text:style-name="T4">x Ja <text:s text:c="2"/></text:span></text:p>
          </draw:text-box>
        </draw:frame>
        <draw:frame draw:style-name="gr54" draw:layer="layout" svg:width="1.767cm" svg:height="0.475cm" svg:x="17.287cm" svg:y="16.683cm">
          <draw:text-box>
            <text:p text:style-name="P1"><text:span text:style-name="T4"><text:s/>□ </text:span><text:span text:style-name="T4">Nein <text:s text:c="2"/></text:span></text:p>
          </draw:text-box>
        </draw:frame>
        <draw:frame draw:style-name="gr55" draw:layer="layout" svg:width="16.444cm" svg:height="0.433cm" svg:x="2.3cm" svg:y="17.414cm">
          <draw:text-box>
            <text:p text:style-name="P1"><text:span text:style-name="T7">Wenn ja, teilen Sie uns bitte Ihre Vorstellungen / Wünsche mit (z.B. Größe, Anzahl der Räume, </text:span></text:p>
          </draw:text-box>
        </draw:frame>
        <draw:frame draw:style-name="gr56" draw:layer="layout" svg:width="3.55cm" svg:height="0.433cm" svg:x="2.3cm" svg:y="18.085cm">
          <draw:text-box>
            <text:p text:style-name="P1"><text:span text:style-name="T7">Preisvorstellungen): </text:span></text:p>
          </draw:text-box>
        </draw:frame>
        <draw:frame draw:style-name="gr1" draw:layer="layout" svg:width="0.108cm" svg:height="0.471cm" svg:x="2.3cm" svg:y="18.843cm">
          <draw:text-box>
            <text:p text:style-name="P1"><text:span text:style-name="T1"><text:s/></text:span></text:p>
          </draw:text-box>
        </draw:frame>
        <draw:frame draw:style-name="gr18" draw:layer="layout" svg:width="17.113cm" svg:height="1.297cm" svg:x="2.3cm" svg:y="19.241cm">
          <draw:text-box>
            <text:p text:style-name="P1"><text:span text:style-name="T7">Ich suche ein möbliertes Zimmer in einem Studentenwohnheim oder in einer Wohngemeinschaft in </text:span></text:p>
            <text:p text:style-name="P1"><text:span text:style-name="T7">der Nähe der Universität. Ich hätte gern dafür weniger als 320 Euro bezahlen. <text:s/></text:span></text:p>
            <text:p text:style-name="P1"><text:span text:style-name="T7">Es wäre gut auch, wenn die Zimmer grösser als 12qm wäre und es Internetzugang hätte.</text:span><text:span text:style-name="T7"><text:tab/></text:span></text:p>
          </draw:text-box>
        </draw:frame>
        <draw:frame draw:style-name="gr13" draw:layer="layout" svg:width="0.112cm" svg:height="0.433cm" svg:x="2.3cm" svg:y="19.91cm">
          <draw:text-box>
            <text:p text:style-name="P1"><text:span text:style-name="T7"><text:s/></text:span></text:p>
          </draw:text-box>
        </draw:frame>
        <draw:frame draw:style-name="gr18" draw:layer="layout" svg:width="16.52cm" svg:height="0.433cm" svg:x="2.3cm" svg:y="20.579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13" draw:layer="layout" svg:width="0.112cm" svg:height="0.433cm" svg:x="2.3cm" svg:y="21.247cm">
          <draw:text-box>
            <text:p text:style-name="P1"><text:span text:style-name="T7"><text:s/></text:span></text:p>
          </draw:text-box>
        </draw:frame>
        <draw:frame draw:style-name="gr18" draw:layer="layout" svg:width="16.52cm" svg:height="0.433cm" svg:x="2.3cm" svg:y="21.918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57" draw:layer="layout" svg:width="2.927cm" svg:height="0.475cm" svg:x="2.3cm" svg:y="22.586cm">
          <draw:text-box>
            <text:p text:style-name="P1"><text:span text:style-name="T4">Deutschkurse </text:span></text:p>
          </draw:text-box>
        </draw:frame>
        <draw:frame draw:style-name="gr58" draw:layer="layout" svg:width="0.239cm" svg:height="0.475cm" svg:x="5.554cm" svg:y="22.586cm">
          <draw:text-box>
            <text:p text:style-name="P1"><text:span text:style-name="T4"><text:s text:c="2"/></text:span></text:p>
          </draw:text-box>
        </draw:frame>
        <draw:frame draw:style-name="gr1" draw:layer="layout" svg:width="0.121cm" svg:height="0.475cm" svg:x="12.806cm" svg:y="22.586cm">
          <draw:text-box>
            <text:p text:style-name="P1"><text:span text:style-name="T4"><text:s/></text:span></text:p>
          </draw:text-box>
        </draw:frame>
        <draw:frame draw:style-name="gr59" draw:layer="layout" svg:width="4.494cm" svg:height="0.475cm" svg:x="14.304cm" svg:y="22.586cm">
          <draw:text-box>
            <text:p text:style-name="P1"><text:span text:style-name="T4"><text:s text:c="8"/>□ </text:span><text:span text:style-name="T4">Ja <text:s text:c="10"/>x Nein </text:span></text:p>
          </draw:text-box>
        </draw:frame>
        <draw:frame draw:style-name="gr60" draw:layer="layout" svg:width="4.485cm" svg:height="0.475cm" svg:x="2.3cm" svg:y="23.317cm">
          <draw:text-box>
            <text:p text:style-name="P1"><text:span text:style-name="T4">Krankenversicherung </text:span></text:p>
          </draw:text-box>
        </draw:frame>
        <draw:frame draw:style-name="gr1" draw:layer="layout" svg:width="0.121cm" svg:height="0.475cm" svg:x="12.805cm" svg:y="23.317cm">
          <draw:text-box>
            <text:p text:style-name="P1"><text:span text:style-name="T4"><text:s/></text:span></text:p>
          </draw:text-box>
        </draw:frame>
        <draw:frame draw:style-name="gr61" draw:layer="layout" svg:width="4.494cm" svg:height="0.475cm" svg:x="14.303cm" svg:y="23.317cm">
          <draw:text-box>
            <text:p text:style-name="P1"><text:span text:style-name="T4"><text:s text:c="8"/>□ </text:span><text:span text:style-name="T4">Ja <text:s text:c="10"/>x Nein </text:span></text:p>
          </draw:text-box>
        </draw:frame>
        <draw:frame draw:style-name="gr62" draw:layer="layout" svg:width="5.281cm" svg:height="0.475cm" svg:x="2.3cm" svg:y="24.047cm">
          <draw:text-box>
            <text:p text:style-name="P1"><text:span text:style-name="T4">Kinderbetreuung / Schule </text:span></text:p>
          </draw:text-box>
        </draw:frame>
        <draw:frame draw:style-name="gr1" draw:layer="layout" svg:width="0.121cm" svg:height="0.475cm" svg:x="12.805cm" svg:y="24.047cm">
          <draw:text-box>
            <text:p text:style-name="P1"><text:span text:style-name="T4"><text:s/></text:span></text:p>
          </draw:text-box>
        </draw:frame>
        <draw:frame draw:style-name="gr61" draw:layer="layout" svg:width="4.494cm" svg:height="0.475cm" svg:x="14.304cm" svg:y="24.047cm">
          <draw:text-box>
            <text:p text:style-name="P1"><text:span text:style-name="T4"><text:s text:c="8"/>□ </text:span><text:span text:style-name="T4">Ja <text:s text:c="10"/>x Nein </text:span></text:p>
          </draw:text-box>
        </draw:frame>
        <draw:frame draw:style-name="gr11" draw:layer="layout" svg:width="16.399cm" svg:height="0.433cm" svg:x="2.3cm" svg:y="24.776cm">
          <draw:text-box>
            <text:p text:style-name="P1"><text:span text:style-name="T7">Wenn ja, bitte spezifizieren Sie Ihre Anforderungen (Krippe, Kindergarten, Schule – welche </text:span></text:p>
          </draw:text-box>
        </draw:frame>
        <draw:frame draw:style-name="gr63" draw:layer="layout" svg:width="1.378cm" svg:height="0.433cm" svg:x="2.3cm" svg:y="25.223cm">
          <draw:text-box>
            <text:p text:style-name="P1"><text:span text:style-name="T7">Stufe): <text:s/></text:span></text:p>
          </draw:text-box>
        </draw:frame>
        <draw:frame draw:style-name="gr64" draw:layer="layout" svg:width="0.04cm" svg:height="0.158cm" svg:x="2.3cm" svg:y="25.658cm">
          <draw:text-box>
            <text:p text:style-name="P1"><text:span text:style-name="T12"><text:s/></text:span></text:p>
          </draw:text-box>
        </draw:frame>
        <draw:frame draw:style-name="gr64" draw:layer="layout" svg:width="0.04cm" svg:height="0.158cm" svg:x="2.3cm" svg:y="25.902cm">
          <draw:text-box>
            <text:p text:style-name="P1"><text:span text:style-name="T12"><text:s/></text:span></text:p>
          </draw:text-box>
        </draw:frame>
        <draw:frame draw:style-name="gr18" draw:layer="layout" svg:width="16.52cm" svg:height="0.433cm" svg:x="2.3cm" svg:y="26.156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30" draw:layer="layout" svg:width="0.032cm" svg:height="0.12cm" svg:x="2.3cm" svg:y="26.817cm">
          <draw:text-box>
            <text:p text:style-name="P1"><text:span text:style-name="T8"><text:s/></text:span></text:p>
          </draw:text-box>
        </draw:frame>
        <draw:frame draw:style-name="gr18" draw:layer="layout" svg:width="16.52cm" svg:height="0.433cm" svg:x="2.3cm" svg:y="27.009cm">
          <draw:text-box>
            <text:p text:style-name="P1"><text:span text:style-name="T7">____________________________________________________________________________ </text:span></text:p>
          </draw:text-box>
        </draw:frame>
        <draw:frame draw:style-name="gr30" draw:layer="layout" svg:width="0.032cm" svg:height="0.12cm" svg:x="2.3cm" svg:y="27.668cm">
          <draw:text-box>
            <text:p text:style-name="P1"><text:span text:style-name="T8"><text:s/></text:span></text:p>
          </draw:text-box>
        </draw:frame>
        <draw:frame draw:style-name="gr18" draw:layer="layout" svg:width="16.52cm" svg:height="0.433cm" svg:x="2.3cm" svg:y="27.86cm">
          <draw:text-box>
            <text:p text:style-name="P1"><text:span text:style-name="T7">____________________________________________________________________________ </text:span></text:p>
          </draw:text-box>
        </draw:frame>
      </draw:page>
      <draw:page draw:name="page3" draw:style-name="dp1" draw:master-page-name="master-page3">
        <draw:frame draw:style-name="gr1" draw:layer="layout" svg:width="0.108cm" svg:height="0.471cm" svg:x="10.5cm" svg:y="1.62cm">
          <draw:text-box>
            <text:p text:style-name="P1"><text:span text:style-name="T1"><text:s/></text:span></text:p>
          </draw:text-box>
        </draw:frame>
        <draw:frame draw:style-name="gr65" draw:layer="layout" svg:width="7.33cm" svg:height="0.433cm" svg:x="2.3cm" svg:y="2.049cm">
          <draw:text-box>
            <text:p text:style-name="P1"><text:span text:style-name="T13">Benötigen Sie weitere Informationen? <text:s text:c="2"/></text:span></text:p>
          </draw:text-box>
        </draw:frame>
        <draw:frame draw:style-name="gr66" draw:layer="layout" svg:width="0.222cm" svg:height="0.433cm" svg:x="12.804cm" svg:y="2.049cm">
          <draw:text-box>
            <text:p text:style-name="P1"><text:span text:style-name="T13"><text:s text:c="2"/></text:span></text:p>
          </draw:text-box>
        </draw:frame>
        <draw:frame draw:style-name="gr13" draw:layer="layout" svg:width="0.112cm" svg:height="0.433cm" svg:x="14.303cm" svg:y="2.049cm">
          <draw:text-box>
            <text:p text:style-name="P1"><text:span text:style-name="T13"><text:s/></text:span></text:p>
          </draw:text-box>
        </draw:frame>
        <draw:frame draw:style-name="gr67" draw:layer="layout" svg:width="0.442cm" svg:height="0.433cm" svg:x="14.79cm" svg:y="2.049cm">
          <draw:text-box>
            <text:p text:style-name="P1"><text:span text:style-name="T13"><text:s text:c="4"/></text:span></text:p>
          </draw:text-box>
        </draw:frame>
        <draw:frame draw:style-name="gr68" draw:layer="layout" svg:width="1.323cm" svg:height="0.475cm" svg:x="15.22cm" svg:y="2.017cm">
          <draw:text-box>
            <text:p text:style-name="P1"><text:span text:style-name="T4">□ </text:span><text:span text:style-name="T4">Ja <text:s text:c="3"/></text:span></text:p>
          </draw:text-box>
        </draw:frame>
        <draw:frame draw:style-name="gr69" draw:layer="layout" svg:width="1.395cm" svg:height="0.475cm" svg:x="17.287cm" svg:y="2.017cm">
          <draw:text-box>
            <text:p text:style-name="P1"><text:span text:style-name="T4"><text:s/></text:span><text:span text:style-name="T4">x Nein</text:span></text:p>
          </draw:text-box>
        </draw:frame>
        <draw:frame draw:style-name="gr13" draw:layer="layout" svg:width="0.112cm" svg:height="0.433cm" svg:x="18.694cm" svg:y="2.049cm">
          <draw:text-box>
            <text:p text:style-name="P1"><text:span text:style-name="T13"><text:s/></text:span></text:p>
          </draw:text-box>
        </draw:frame>
        <draw:frame draw:style-name="gr70" draw:layer="layout" svg:width="3.084cm" svg:height="0.433cm" svg:x="2.3cm" svg:y="2.748cm">
          <draw:text-box>
            <text:p text:style-name="P1"><text:span text:style-name="T7">Wenn ja, welche: </text:span></text:p>
          </draw:text-box>
        </draw:frame>
        <draw:frame draw:style-name="gr64" draw:layer="layout" svg:width="0.04cm" svg:height="0.158cm" svg:x="2.3cm" svg:y="3.406cm">
          <draw:text-box>
            <text:p text:style-name="P1"><text:span text:style-name="T14"><text:s/></text:span></text:p>
          </draw:text-box>
        </draw:frame>
        <draw:frame draw:style-name="gr18" draw:layer="layout" svg:width="16.52cm" svg:height="0.433cm" svg:x="2.3cm" svg:y="3.662cm">
          <draw:text-box>
            <text:p text:style-name="P1"><text:span text:style-name="T13">____________________________________________________________________________ </text:span></text:p>
          </draw:text-box>
        </draw:frame>
        <draw:frame draw:style-name="gr30" draw:layer="layout" svg:width="0.032cm" svg:height="0.12cm" svg:x="2.3cm" svg:y="4.319cm">
          <draw:text-box>
            <text:p text:style-name="P1"><text:span text:style-name="T15"><text:s/></text:span></text:p>
          </draw:text-box>
        </draw:frame>
        <draw:frame draw:style-name="gr18" draw:layer="layout" svg:width="16.52cm" svg:height="0.433cm" svg:x="2.3cm" svg:y="4.515cm">
          <draw:text-box>
            <text:p text:style-name="P1"><text:span text:style-name="T13">____________________________________________________________________________ </text:span></text:p>
          </draw:text-box>
        </draw:frame>
        <draw:polygon draw:style-name="gr15" draw:layer="layout" svg:width="16.508cm" svg:height="0.57cm" svg:x="2.247cm" svg:y="5.839cm" svg:viewBox="0 0 16509 571" draw:points="0,571 16509,571 16509,0 0,0">
          <text:p/>
        </draw:polygon>
        <draw:frame draw:style-name="gr13" draw:layer="layout" svg:width="0.112cm" svg:height="0.433cm" svg:x="2.3cm" svg:y="5.184cm">
          <draw:text-box>
            <text:p text:style-name="P1"><text:span text:style-name="T13"><text:s/></text:span></text:p>
          </draw:text-box>
        </draw:frame>
        <draw:frame draw:style-name="gr71" draw:layer="layout" svg:width="5.624cm" svg:height="0.556cm" svg:x="2.3cm" svg:y="5.854cm">
          <draw:text-box>
            <text:p text:style-name="P1"><text:span text:style-name="T5">Aufenthalt in Göttingen </text:span></text:p>
          </draw:text-box>
        </draw:frame>
        <draw:frame draw:style-name="gr35" draw:layer="layout" svg:width="0.053cm" svg:height="0.2cm" svg:x="2.3cm" svg:y="6.413cm">
          <draw:text-box>
            <text:p text:style-name="P1"><text:span text:style-name="T16"><text:s/></text:span></text:p>
          </draw:text-box>
        </draw:frame>
        <draw:frame draw:style-name="gr72" draw:layer="layout" svg:width="5.433cm" svg:height="0.433cm" svg:x="2.3cm" svg:y="6.723cm">
          <draw:text-box>
            <text:p text:style-name="P1"><text:span text:style-name="T7">Gastgebende Fakultät / Institut </text:span></text:p>
          </draw:text-box>
        </draw:frame>
        <draw:frame draw:style-name="gr18" draw:layer="layout" svg:width="16.461cm" svg:height="0.433cm" svg:x="2.3cm" svg:y="7.394cm">
          <draw:text-box>
            <text:p text:style-name="P1"><text:span text:style-name="T7">Georg-August-Universität Göttingen_______________________________________________ </text:span></text:p>
          </draw:text-box>
        </draw:frame>
        <draw:frame draw:style-name="gr73" draw:layer="layout" svg:width="4.519cm" svg:height="0.433cm" svg:x="2.3cm" svg:y="8.063cm">
          <draw:text-box>
            <text:p text:style-name="P1"><text:span text:style-name="T7">Kontaktperson im Institut: </text:span></text:p>
          </draw:text-box>
        </draw:frame>
        <draw:frame draw:style-name="gr18" draw:layer="layout" svg:width="16.401cm" svg:height="0.433cm" svg:x="2.3cm" svg:y="8.732cm">
          <draw:text-box>
            <text:p text:style-name="P1"><text:span text:style-name="T7">_Prof. Dr. Marcus Müller____________________________________________________ </text:span></text:p>
          </draw:text-box>
        </draw:frame>
        <draw:frame draw:style-name="gr64" draw:layer="layout" svg:width="0.04cm" svg:height="0.158cm" svg:x="2.3cm" svg:y="9.39cm">
          <draw:text-box>
            <text:p text:style-name="P1"><text:span text:style-name="T12"><text:s/></text:span></text:p>
          </draw:text-box>
        </draw:frame>
        <draw:frame draw:style-name="gr74" draw:layer="layout" svg:width="8.443cm" svg:height="0.433cm" svg:x="2.3cm" svg:y="9.644cm">
          <draw:text-box>
            <text:p text:style-name="P1"><text:span text:style-name="T7">Grund des Aufenthalts: □ Lehre <text:s text:c="4"/>x Forschung <text:s text:c="2"/></text:span></text:p>
          </draw:text-box>
        </draw:frame>
        <draw:frame draw:style-name="gr75" draw:layer="layout" svg:width="7.414cm" svg:height="0.433cm" svg:x="11.053cm" svg:y="9.644cm">
          <draw:text-box>
            <text:p text:style-name="P1"><text:span text:style-name="T7">□ </text:span><text:span text:style-name="T7">Anderes _________________________ </text:span></text:p>
          </draw:text-box>
        </draw:frame>
        <draw:frame draw:style-name="gr64" draw:layer="layout" svg:width="0.04cm" svg:height="0.158cm" svg:x="2.3cm" svg:y="10.304cm">
          <draw:text-box>
            <text:p text:style-name="P1"><text:span text:style-name="T12"><text:s/></text:span></text:p>
          </draw:text-box>
        </draw:frame>
        <draw:frame draw:style-name="gr76" draw:layer="layout" svg:width="5.239cm" svg:height="0.433cm" svg:x="2.3cm" svg:y="10.558cm">
          <draw:text-box>
            <text:p text:style-name="P1"><text:span text:style-name="T7">Finanzierung des Aufenthalts: </text:span></text:p>
          </draw:text-box>
        </draw:frame>
        <draw:frame draw:style-name="gr13" draw:layer="layout" svg:width="0.112cm" svg:height="0.433cm" svg:x="2.3cm" svg:y="11.227cm">
          <draw:text-box>
            <text:p text:style-name="P1"><text:span text:style-name="T7"><text:s/></text:span></text:p>
          </draw:text-box>
        </draw:frame>
        <draw:frame draw:style-name="gr77" draw:layer="layout" svg:width="6.661cm" svg:height="0.433cm" svg:x="5.801cm" svg:y="11.227cm">
          <draw:text-box>
            <text:p text:style-name="P1"><text:span text:style-name="T7">□ </text:span><text:span text:style-name="T7">Georg-August-Universität Göttingen </text:span></text:p>
          </draw:text-box>
        </draw:frame>
        <draw:frame draw:style-name="gr78" draw:layer="layout" svg:width="3.791cm" svg:height="0.433cm" svg:x="13.54cm" svg:y="11.227cm">
          <draw:text-box>
            <text:p text:style-name="P1"><text:span text:style-name="T7">□ </text:span><text:span text:style-name="T7">Heimatuniversität <text:s text:c="3"/></text:span></text:p>
          </draw:text-box>
        </draw:frame>
        <draw:frame draw:style-name="gr13" draw:layer="layout" svg:width="0.112cm" svg:height="0.433cm" svg:x="2.3cm" svg:y="11.896cm">
          <draw:text-box>
            <text:p text:style-name="P1"><text:span text:style-name="T7"><text:s/></text:span></text:p>
          </draw:text-box>
        </draw:frame>
        <draw:frame draw:style-name="gr79" draw:layer="layout" svg:width="3.748cm" svg:height="0.433cm" svg:x="5.801cm" svg:y="11.896cm">
          <draw:text-box>
            <text:p text:style-name="P1"><text:span text:style-name="T7">□ </text:span><text:span text:style-name="T7">Home Government </text:span></text:p>
          </draw:text-box>
        </draw:frame>
        <draw:frame draw:style-name="gr13" draw:layer="layout" svg:width="0.112cm" svg:height="0.433cm" svg:x="11.053cm" svg:y="11.896cm">
          <draw:text-box>
            <text:p text:style-name="P1"><text:span text:style-name="T7"><text:s/></text:span></text:p>
          </draw:text-box>
        </draw:frame>
        <draw:frame draw:style-name="gr13" draw:layer="layout" svg:width="0.112cm" svg:height="0.433cm" svg:x="12.292cm" svg:y="11.896cm">
          <draw:text-box>
            <text:p text:style-name="P1"><text:span text:style-name="T7"><text:s/></text:span></text:p>
          </draw:text-box>
        </draw:frame>
        <draw:frame draw:style-name="gr80" draw:layer="layout" svg:width="3.659cm" svg:height="0.433cm" svg:x="13.54cm" svg:y="11.896cm">
          <draw:text-box>
            <text:p text:style-name="P1"><text:span text:style-name="T7">□ </text:span><text:span text:style-name="T7">Selbstfinanzierung </text:span></text:p>
          </draw:text-box>
        </draw:frame>
        <draw:frame draw:style-name="gr13" draw:layer="layout" svg:width="0.112cm" svg:height="0.433cm" svg:x="2.3cm" svg:y="12.565cm">
          <draw:text-box>
            <text:p text:style-name="P1"><text:span text:style-name="T7"><text:s/></text:span></text:p>
          </draw:text-box>
        </draw:frame>
        <draw:frame draw:style-name="gr81" draw:layer="layout" svg:width="3.583cm" svg:height="0.433cm" svg:x="5.801cm" svg:y="12.565cm">
          <draw:text-box>
            <text:p text:style-name="P1"><text:span text:style-name="T7">□ </text:span><text:span text:style-name="T7">Humboldt-Stiftung </text:span></text:p>
          </draw:text-box>
        </draw:frame>
        <draw:frame draw:style-name="gr13" draw:layer="layout" svg:width="0.112cm" svg:height="0.433cm" svg:x="11.053cm" svg:y="12.565cm">
          <draw:text-box>
            <text:p text:style-name="P1"><text:span text:style-name="T7"><text:s/></text:span></text:p>
          </draw:text-box>
        </draw:frame>
        <draw:frame draw:style-name="gr13" draw:layer="layout" svg:width="0.112cm" svg:height="0.433cm" svg:x="12.291cm" svg:y="12.565cm">
          <draw:text-box>
            <text:p text:style-name="P1"><text:span text:style-name="T7"><text:s/></text:span></text:p>
          </draw:text-box>
        </draw:frame>
        <draw:frame draw:style-name="gr82" draw:layer="layout" svg:width="1.488cm" svg:height="0.433cm" svg:x="13.54cm" svg:y="12.565cm">
          <draw:text-box>
            <text:p text:style-name="P1"><text:span text:style-name="T7">x DAAD </text:span></text:p>
          </draw:text-box>
        </draw:frame>
        <draw:frame draw:style-name="gr13" draw:layer="layout" svg:width="0.112cm" svg:height="0.433cm" svg:x="2.301cm" svg:y="13.234cm">
          <draw:text-box>
            <text:p text:style-name="P1"><text:span text:style-name="T7"><text:s/></text:span></text:p>
          </draw:text-box>
        </draw:frame>
        <draw:frame draw:style-name="gr83" draw:layer="layout" svg:width="7.867cm" svg:height="0.433cm" svg:x="5.802cm" svg:y="13.234cm">
          <draw:text-box>
            <text:p text:style-name="P1"><text:span text:style-name="T7">□ </text:span><text:span text:style-name="T7">Andere ____________________________ </text:span></text:p>
          </draw:text-box>
        </draw:frame>
        <draw:polygon draw:style-name="gr15" draw:layer="layout" svg:width="16.508cm" svg:height="0.567cm" svg:x="2.247cm" svg:y="14.562cm" svg:viewBox="0 0 16509 568" draw:points="0,568 16509,568 16509,0 0,0">
          <text:p/>
        </draw:polygon>
        <draw:frame draw:style-name="gr13" draw:layer="layout" svg:width="0.112cm" svg:height="0.433cm" svg:x="2.301cm" svg:y="13.905cm">
          <draw:text-box>
            <text:p text:style-name="P1"><text:span text:style-name="T7"><text:s/></text:span></text:p>
          </draw:text-box>
        </draw:frame>
        <draw:frame draw:style-name="gr84" draw:layer="layout" svg:width="6.035cm" svg:height="0.556cm" svg:x="2.3cm" svg:y="14.577cm">
          <draw:text-box>
            <text:p text:style-name="P1"><text:span text:style-name="T5">Voraussichtliche Ankunft </text:span></text:p>
          </draw:text-box>
        </draw:frame>
        <draw:frame draw:style-name="gr35" draw:layer="layout" svg:width="0.053cm" svg:height="0.2cm" svg:x="2.3cm" svg:y="15.133cm">
          <draw:text-box>
            <text:p text:style-name="P1"><text:span text:style-name="T16"><text:s/></text:span></text:p>
          </draw:text-box>
        </draw:frame>
        <draw:frame draw:style-name="gr85" draw:layer="layout" svg:width="8.778cm" svg:height="0.475cm" svg:x="2.3cm" svg:y="15.445cm">
          <draw:text-box>
            <text:p text:style-name="P1"><text:span text:style-name="T4">Datum der geplanten Ankunft in Göttingen: </text:span></text:p>
          </draw:text-box>
        </draw:frame>
        <draw:frame draw:style-name="gr35" draw:layer="layout" svg:width="0.053cm" svg:height="0.2cm" svg:x="2.3cm" svg:y="15.923cm">
          <draw:text-box>
            <text:p text:style-name="P1"><text:span text:style-name="T10"><text:s/></text:span></text:p>
          </draw:text-box>
        </draw:frame>
        <draw:frame draw:style-name="gr86" draw:layer="layout" svg:width="12.715cm" svg:height="0.433cm" svg:x="2.3cm" svg:y="16.136cm">
          <draw:text-box>
            <text:p text:style-name="P1"><text:span text:style-name="T7">Mitglied der Fakultät <text:s text:c="12"/>_28. April 2018_______________________ <text:s/></text:span></text:p>
          </draw:text-box>
        </draw:frame>
        <draw:frame draw:style-name="gr87" draw:layer="layout" svg:width="2.86cm" svg:height="0.433cm" svg:x="2.3cm" svg:y="16.805cm">
          <draw:text-box>
            <text:p text:style-name="P1"><text:span text:style-name="T7">Partner/Familie <text:s/></text:span></text:p>
          </draw:text-box>
        </draw:frame>
        <draw:frame draw:style-name="gr88" draw:layer="layout" svg:width="1.213cm" svg:height="0.433cm" svg:x="5.551cm" svg:y="16.805cm">
          <draw:text-box>
            <text:p text:style-name="P1"><text:span text:style-name="T7"><text:s text:c="11"/></text:span></text:p>
          </draw:text-box>
        </draw:frame>
        <draw:frame draw:style-name="gr89" draw:layer="layout" svg:width="7.347cm" svg:height="0.475cm" svg:x="2.3cm" svg:y="17.473cm">
          <draw:text-box>
            <text:p text:style-name="P1"><text:span text:style-name="T4">Dauer des Aufenthalts in Göttingen: </text:span></text:p>
          </draw:text-box>
        </draw:frame>
        <draw:frame draw:style-name="gr86" draw:layer="layout" svg:width="12.341cm" svg:height="0.433cm" svg:x="2.3cm" svg:y="18.204cm">
          <draw:text-box>
            <text:p text:style-name="P1"><text:span text:style-name="T7">Mitglied der Fakultät <text:s text:c="12"/>___2 Monate______________________ <text:s/></text:span></text:p>
          </draw:text-box>
        </draw:frame>
        <draw:frame draw:style-name="gr87" draw:layer="layout" svg:width="2.86cm" svg:height="0.433cm" svg:x="2.3cm" svg:y="18.873cm">
          <draw:text-box>
            <text:p text:style-name="P1"><text:span text:style-name="T7">Partner/Familie <text:s/></text:span></text:p>
          </draw:text-box>
        </draw:frame>
        <draw:frame draw:style-name="gr13" draw:layer="layout" svg:width="0.112cm" svg:height="0.433cm" svg:x="5.551cm" svg:y="18.873cm">
          <draw:text-box>
            <text:p text:style-name="P1"><text:span text:style-name="T7"><text:s/></text:span></text:p>
          </draw:text-box>
        </draw:frame>
        <draw:frame draw:style-name="gr90" draw:layer="layout" svg:width="1.983cm" svg:height="0.433cm" svg:x="12.803cm" svg:y="18.873cm">
          <draw:text-box>
            <text:p text:style-name="P1"><text:span text:style-name="T7"><text:s text:c="18"/></text:span></text:p>
          </draw:text-box>
        </draw:frame>
        <draw:frame draw:style-name="gr91" draw:layer="layout" svg:width="0.332cm" svg:height="0.433cm" svg:x="2.3cm" svg:y="19.543cm">
          <draw:text-box>
            <text:p text:style-name="P1"><text:span text:style-name="T7"><text:s text:c="3"/></text:span></text:p>
          </draw:text-box>
        </draw:frame>
        <draw:frame draw:style-name="gr13" draw:layer="layout" svg:width="0.112cm" svg:height="0.433cm" svg:x="2.3cm" svg:y="20.212cm">
          <draw:text-box>
            <text:p text:style-name="P1"><text:span text:style-name="T13"><text:s/></text:span></text:p>
          </draw:text-box>
        </draw:frame>
        <draw:frame draw:style-name="gr92" draw:layer="layout" svg:width="0.099cm" svg:height="0.395cm" svg:x="2.3cm" svg:y="20.654cm">
          <draw:text-box>
            <text:p text:style-name="P1"><text:span text:style-name="T17"><text:s/></text:span></text:p>
          </draw:text-box>
        </draw:frame>
        <draw:polygon draw:style-name="gr5" draw:layer="layout" svg:width="0.017cm" svg:height="0.017cm" svg:x="2.101cm" svg:y="21.052cm" svg:viewBox="0 0 18 18" draw:points="0,18 18,18 18,0 0,0">
          <text:p/>
        </draw:polygon>
        <draw:polygon draw:style-name="gr5" draw:layer="layout" svg:width="16.718cm" svg:height="0.017cm" svg:x="2.101cm" svg:y="21.052cm" svg:viewBox="0 0 16719 18" draw:points="0,18 16719,18 16719,0 0,0">
          <text:p/>
        </draw:polygon>
        <draw:polygon draw:style-name="gr5" draw:layer="layout" svg:width="0.017cm" svg:height="0.017cm" svg:x="18.802cm" svg:y="21.052cm" svg:viewBox="0 0 18 18" draw:points="0,18 18,18 18,0 0,0">
          <text:p/>
        </draw:polygon>
        <draw:polygon draw:style-name="gr5" draw:layer="layout" svg:width="0.017cm" svg:height="1.001cm" svg:x="2.101cm" svg:y="21.069cm" svg:viewBox="0 0 18 1002" draw:points="0,1002 18,1002 18,0 0,0">
          <text:p/>
        </draw:polygon>
        <draw:polygon draw:style-name="gr5" draw:layer="layout" svg:width="0.017cm" svg:height="1.001cm" svg:x="18.802cm" svg:y="21.069cm" svg:viewBox="0 0 18 1002" draw:points="0,1002 18,1002 18,0 0,0">
          <text:p/>
        </draw:polygon>
        <draw:frame draw:style-name="gr93" draw:layer="layout" svg:width="10.678cm" svg:height="0.433cm" svg:x="2.3cm" svg:y="21.082cm">
          <draw:text-box>
            <text:p text:style-name="P1"><text:span text:style-name="T13">Bitte senden Sie den Fragebogen per E-Mail oder Fax an: </text:span></text:p>
          </draw:text-box>
        </draw:frame>
        <draw:frame draw:style-name="gr94" draw:layer="layout" svg:width="5.679cm" svg:height="0.395cm" svg:x="2.3cm" svg:y="22.076cm">
          <draw:text-box>
            <text:p text:style-name="P1"><text:span text:style-name="T17">Georg-August-Universität Göttingen </text:span></text:p>
          </draw:text-box>
        </draw:frame>
        <draw:frame draw:style-name="gr95" draw:layer="layout" svg:width="3.164cm" svg:height="0.395cm" svg:x="2.3cm" svg:y="22.482cm">
          <draw:text-box>
            <text:p text:style-name="P1"><text:span text:style-name="T17">- Welcome Centre - </text:span></text:p>
          </draw:text-box>
        </draw:frame>
        <draw:frame draw:style-name="gr96" draw:layer="layout" svg:width="4.46cm" svg:height="0.395cm" svg:x="2.3cm" svg:y="22.887cm">
          <draw:text-box>
            <text:p text:style-name="P1"><text:span text:style-name="T17">Tel.: ++49 – 551 – 39 21352 </text:span></text:p>
          </draw:text-box>
        </draw:frame>
        <draw:frame draw:style-name="gr92" draw:layer="layout" svg:width="0.214cm" svg:height="0.412cm" svg:x="2.3cm" svg:y="23.296cm">
          <draw:text-box>
            <text:p text:style-name="P1"><text:span text:style-name="T18"></text:span></text:p>
          </draw:text-box>
        </draw:frame>
        <draw:frame draw:style-name="gr97" draw:layer="layout" svg:width="4.743cm" svg:height="0.395cm" svg:x="2.7cm" svg:y="23.293cm">
          <draw:text-box>
            <text:p text:style-name="P1"><text:span text:style-name="T17">: welcome@uni-goettingen.de </text:span></text:p>
          </draw:text-box>
        </draw:frame>
        <draw:polygon draw:style-name="gr5" draw:layer="layout" svg:width="0.017cm" svg:height="2.707cm" svg:x="2.101cm" svg:y="22.07cm" svg:viewBox="0 0 18 2708" draw:points="0,2708 18,2708 18,0 0,0">
          <text:p/>
        </draw:polygon>
        <draw:polygon draw:style-name="gr5" draw:layer="layout" svg:width="16.701cm" svg:height="0.017cm" svg:x="2.101cm" svg:y="24.76cm" svg:viewBox="0 0 16702 18" draw:points="0,18 16702,18 16702,0 0,0">
          <text:p/>
        </draw:polygon>
        <draw:polygon draw:style-name="gr5" draw:layer="layout" svg:width="0.017cm" svg:height="2.707cm" svg:x="18.802cm" svg:y="22.07cm" svg:viewBox="0 0 18 2708" draw:points="0,2708 18,2708 18,0 0,0">
          <text:p/>
        </draw:polygon>
        <draw:polygon draw:style-name="gr5" draw:layer="layout" svg:width="0.017cm" svg:height="0.017cm" svg:x="18.802cm" svg:y="24.76cm" svg:viewBox="0 0 18 18" draw:points="0,18 18,18 18,0 0,0">
          <text:p/>
        </draw:polygon>
        <draw:frame draw:style-name="gr98" draw:layer="layout" svg:width="5.116cm" svg:height="0.395cm" svg:x="2.3cm" svg:y="23.7cm">
          <draw:text-box>
            <text:p text:style-name="P1"><text:span text:style-name="T17">www.uni-goettingen.de/welcome </text:span></text:p>
          </draw:text-box>
        </draw:frame>
        <draw:line draw:style-name="gr99" draw:layer="layout" svg:x1="7.412cm" svg:y1="17.276cm" svg:x2="14.412cm" svg:y2="17.276cm">
          <text:p/>
        </draw:line>
        <draw:line draw:style-name="gr99" draw:layer="layout" svg:x1="7.412cm" svg:y1="19.316cm" svg:x2="14.412cm" svg:y2="19.316cm">
          <text:p/>
        </draw:line>
        <draw:frame draw:style-name="gr1" draw:layer="layout" svg:width="0.108cm" svg:height="0.471cm" svg:x="2.3cm" svg:y="24.878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Wingdingsular1" svg:font-family="Wingdings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6cm" fo:margin-bottom="1cm" fo:margin-left="2.1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4T18:13:49.844498502</dc:date>
    <dc:creator>Kevin Speyer</dc:creator>
    <meta:generator>LibreOffice/4.2.8.2$Linux_X86_64 LibreOffice_project/420$Build-2</meta:generator>
    <meta:editing-duration>PT1H22M2S</meta:editing-duration>
    <meta:editing-cycles>13</meta:editing-cycles>
    <meta:document-statistic meta:object-count="220"/>
  </office:meta>
</office:document-meta>
</file>